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UDIT_YEAR</text:p>
          </table:table-cell>
          <table:table-cell office:value-type="string">
            <text:p>gsp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83322">
            <text:p>83322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85880">
            <text:p>8588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86898">
            <text:p>86898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88933">
            <text:p>88933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90780">
            <text:p>9078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97058">
            <text:p>97058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3457">
            <text:p>103457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10529">
            <text:p>110529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16821">
            <text:p>116821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3144">
            <text:p>123144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57345">
            <text:p>157345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66949">
            <text:p>166949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79848">
            <text:p>179848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95300">
            <text:p>19530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01831">
            <text:p>20183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04515">
            <text:p>204515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05386">
            <text:p>205386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09357">
            <text:p>209357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17329">
            <text:p>21732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23154">
            <text:p>22315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28087">
            <text:p>22808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30987">
            <text:p>23098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25984">
            <text:p>22598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30976">
            <text:p>23097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34929">
            <text:p>23492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39884">
            <text:p>239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9-29T21:16:40</meta:creation-date>
    <dc:date>2013-09-29T21:20:54</dc:date>
    <dc:creator>root </dc:creator>
    <meta:editing-duration>P0D</meta:editing-duration>
    <meta:editing-cycles>1</meta:editing-cycles>
    <meta:document-statistic meta:table-count="1" meta:cell-count="54" meta:object-count="0"/>
    <meta:generator>LibreOffice/4.0.2.2$Linux_X86_64 LibreOffice_project/400m0$Build-2</meta:generator>
  </office:meta>
</office:document-meta>
</file>